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3" style:family="paragraph" style:parent-style-name="Standard">
      <style:text-properties style:font-name="Courier New" fo:font-weight="bold" fo:background-color="#ffff99" style:font-name-asian="Courier New1" style:font-weight-asian="bold" style:font-name-complex="Courier New1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1" fo:break-before="auto" fo:break-after="auto"/>
      <style:text-properties style:font-name="Courier New" fo:font-weight="bold" officeooo:paragraph-rsid="0018736d" fo:background-color="#ffff99" style:font-name-asian="Courier New1" style:font-weight-asian="bold" style:font-name-complex="Courier New1"/>
    </style:style>
    <style:style style:name="P5" style:family="paragraph" style:parent-style-name="Standard">
      <style:paragraph-properties fo:line-height="100%" fo:text-align="center" style:justify-single-word="false"/>
      <style:text-properties style:font-name="Courier New" fo:font-weight="bold" officeooo:paragraph-rsid="0018736d" fo:background-color="#ffff99" style:font-name-asian="Courier New1" style:font-weight-asian="bold" style:font-name-complex="Courier New1"/>
    </style:style>
    <style:style style:name="P6" style:family="paragraph" style:parent-style-name="Standard">
      <style:paragraph-properties fo:line-height="100%" fo:text-align="center" style:justify-single-word="false"/>
      <style:text-properties style:font-name="Courier New" fo:font-weight="bold" officeooo:paragraph-rsid="00219bda" fo:background-color="#ffff99" style:font-name-asian="Courier New1" style:font-weight-asian="bold" style:font-name-complex="Courier New1"/>
    </style:style>
    <style:style style:name="P7" style:family="paragraph" style:parent-style-name="Standard">
      <style:paragraph-properties fo:break-before="page"/>
      <style:text-properties style:font-name="Courier New" fo:font-weight="bold" fo:background-color="#ffff99" style:font-name-asian="Courier New1" style:font-weight-asian="bold" style:font-name-complex="Courier New1"/>
    </style:style>
    <style:style style:name="P8" style:family="paragraph" style:parent-style-name="Standard">
      <style:paragraph-properties fo:line-height="100%" fo:text-align="center" style:justify-single-word="false"/>
      <style:text-properties style:font-name="Courier New" fo:font-weight="bold" officeooo:paragraph-rsid="00219bda" fo:background-color="#dee6ef" style:font-name-asian="Courier New1" style:font-weight-asian="bold" style:font-name-complex="Courier New1"/>
    </style:style>
    <style:style style:name="P9" style:family="paragraph" style:parent-style-name="Standard">
      <style:text-properties style:font-name="Courier New" fo:language="en" fo:country="US" fo:font-weight="bold" officeooo:rsid="0019ecf3" officeooo:paragraph-rsid="0019ecf3" fo:background-color="#ffff99" style:font-name-asian="Courier New1" style:font-weight-asian="bold" style:font-name-complex="Courier New1"/>
    </style:style>
    <style:style style:name="P10" style:family="paragraph" style:parent-style-name="Standard">
      <style:text-properties style:font-name="Courier New" fo:language="en" fo:country="US" fo:font-weight="bold" officeooo:rsid="001dfa02" officeooo:paragraph-rsid="001dfa02" fo:background-color="#ff8000" style:font-name-asian="Courier New1" style:font-weight-asian="bold" style:font-name-complex="Courier New1"/>
    </style:style>
    <style:style style:name="P11" style:family="paragraph" style:parent-style-name="Standard">
      <style:text-properties style:font-name="Courier New" fo:language="en" fo:country="US" fo:font-weight="bold" officeooo:rsid="00202a40" officeooo:paragraph-rsid="00202a40" fo:background-color="#ff4000" style:font-name-asian="Courier New1" style:font-weight-asian="bold" style:font-name-complex="Courier New1"/>
    </style:style>
    <style:style style:name="P12" style:family="paragraph" style:parent-style-name="Standard">
      <style:paragraph-properties fo:margin-top="0in" fo:margin-bottom="0in" style:contextual-spacing="false" fo:line-height="115%" fo:break-before="auto" fo:break-after="auto"/>
      <style:text-properties style:font-name="Times New Roman" fo:background-color="#ffff99" style:font-name-asian="Times New Roman1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15%" fo:break-before="auto" fo:break-after="auto"/>
      <style:text-properties style:font-name="Times New Roman" fo:background-color="#ff6600" style:font-name-asian="Times New Roman1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15%" fo:break-before="auto" fo:break-after="auto"/>
      <style:text-properties style:font-name="Times New Roman" fo:background-color="#ff9999" style:font-name-asian="Times New Roman1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15%" fo:break-before="auto" fo:break-after="auto"/>
      <style:text-properties style:font-name="Times New Roman" fo:background-color="#ff66cc" style:font-name-asian="Times New Roman1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15%" fo:break-before="auto" fo:break-after="auto"/>
      <style:text-properties style:font-name="Times New Roman" fo:background-color="#9999ff" style:font-name-asian="Times New Roman1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15%"/>
      <style:text-properties style:font-name="Times New Roman" fo:language="en" fo:country="US" officeooo:rsid="0023445e" officeooo:paragraph-rsid="0023445e" fo:background-color="#bbe33d" style:font-name-asian="Times New Roman1" style:font-name-complex="Times New Roman1"/>
    </style:style>
    <style:style style:name="P18" style:family="paragraph" style:parent-style-name="Standard">
      <style:text-properties fo:color="#ffffff" loext:opacity="100%" style:font-name="Courier New" fo:language="en" fo:country="US" fo:font-weight="bold" officeooo:rsid="00202a40" officeooo:paragraph-rsid="00202a40" fo:background-color="#bf0041" style:font-name-asian="Courier New1" style:font-weight-asian="bold" style:font-name-complex="Courier New1"/>
    </style:style>
    <style:style style:name="P19" style:family="paragraph" style:parent-style-name="Standard">
      <style:text-properties fo:color="#ffffff" loext:opacity="100%" style:font-name="Courier New" fo:language="en" fo:country="US" fo:font-weight="bold" officeooo:rsid="00202a40" officeooo:paragraph-rsid="00202a40" fo:background-color="#800080" style:font-name-asian="Courier New1" style:font-weight-asian="bold" style:font-name-complex="Courier New1"/>
    </style:style>
    <style:style style:name="P20" style:family="paragraph" style:parent-style-name="Standard">
      <style:text-properties style:use-window-font-color="true" loext:opacity="0%" style:font-name="Courier New" fo:language="en" fo:country="US" fo:font-weight="bold" officeooo:rsid="00202a40" officeooo:paragraph-rsid="00202a40" fo:background-color="#dee6ef" style:font-name-asian="Courier New1" style:font-weight-asian="bold" style:font-name-complex="Courier New1"/>
    </style:style>
    <style:style style:name="P21" style:family="paragraph" style:parent-style-name="Standard">
      <style:text-properties style:use-window-font-color="true" loext:opacity="0%" style:font-name="Courier New" fo:language="en" fo:country="US" fo:font-weight="bold" officeooo:rsid="00219bda" officeooo:paragraph-rsid="00219bda" fo:background-color="#bf819e" style:font-name-asian="Courier New1" style:font-weight-asian="bold" style:font-name-complex="Courier New1"/>
    </style:style>
    <style:style style:name="T1" style:family="text">
      <style:text-properties style:font-name="Courier New" fo:font-weight="bold" fo:background-color="#ff6600" loext:char-shading-value="0" style:font-name-asian="Courier New1" style:font-weight-asian="bold" style:font-name-complex="Courier New1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  <style:style style:name="T3" style:family="text">
      <style:text-properties style:font-name="Courier New" fo:font-weight="bold" fo:background-color="#ff9999" loext:char-shading-value="0" style:font-name-asian="Courier New1" style:font-weight-asian="bold" style:font-name-complex="Courier New1"/>
    </style:style>
    <style:style style:name="T4" style:family="text">
      <style:text-properties style:font-name="Courier New" fo:font-weight="bold" fo:background-color="#ff66cc" loext:char-shading-value="0" style:font-name-asian="Courier New1" style:font-weight-asian="bold" style:font-name-complex="Courier New1"/>
    </style:style>
    <style:style style:name="T5" style:family="text">
      <style:text-properties style:font-name="Courier New" fo:font-weight="bold" fo:background-color="#9999ff" loext:char-shading-value="0" style:font-name-asian="Courier New1" style:font-weight-asian="bold" style:font-name-complex="Courier New1"/>
    </style:style>
    <style:style style:name="T6" style:family="text">
      <style:text-properties style:font-name="Courier New" fo:font-weight="bold" fo:background-color="#bbe33d" loext:char-shading-value="0" style:font-name-asian="Courier New1" style:font-weight-asian="bold" style:font-name-complex="Courier New1"/>
    </style:style>
    <style:style style:name="T7" style:family="text">
      <style:text-properties style:font-name="Courier New" fo:font-weight="bold" fo:background-color="#bbe33d" loext:char-shading-value="0" style:font-name-asian="Courier New1" style:font-weight-asian="bold" style:font-name-complex="Courier New1"/>
    </style:style>
    <style:style style:name="T8" style:family="text">
      <style:text-properties style:font-name="Courier New" fo:font-weight="bold" fo:background-color="transparent" loext:char-shading-value="0" style:font-name-asian="Courier New1" style:font-weight-asian="bold" style:font-name-complex="Courier New1"/>
    </style:style>
    <style:style style:name="T9" style:family="text">
      <style:text-properties fo:language="en" fo:country="US" officeooo:rsid="0018736d"/>
    </style:style>
    <style:style style:name="T10" style:family="text">
      <style:text-properties fo:language="en" fo:country="US" officeooo:rsid="001ab055" fo:background-color="transparent" loext:char-shading-value="0"/>
    </style:style>
    <style:style style:name="T11" style:family="text">
      <style:text-properties fo:background-color="#ff8000" loext:char-shading-value="0"/>
    </style:style>
    <style:style style:name="T12" style:family="text"/>
    <style:style style:name="T13" style:family="text">
      <style:text-properties fo:background-color="transparent" loext:char-shading-value="0"/>
    </style:style>
    <style:style style:name="T14" style:family="text">
      <style:text-properties fo:background-color="#ff40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bf0041" loext:char-shading-value="0"/>
    </style:style>
    <style:style style:name="T17" style:family="text">
      <style:text-properties fo:color="#ffffff" loext:opacity="100%" fo:background-color="#bf0041" loext:char-shading-value="0"/>
    </style:style>
    <style:style style:name="T18" style:family="text">
      <style:text-properties fo:background-color="#800080" loext:char-shading-value="0"/>
    </style:style>
    <style:style style:name="T19" style:family="text">
      <style:text-properties fo:background-color="#dee6ef" loext:char-shading-value="0"/>
    </style:style>
    <style:style style:name="T20" style:family="text">
      <style:text-properties fo:background-color="#bf819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58 42 42 01 05 00 00 00 00 00 00 00 00 00 00 00<text:tab/><text:span text:style-name="T9">XBB.............</text:span></text:p>
      <text:p text:style-name="P5">00 00 00 00 00 00 00 00 00 00 00 00 00 00 00 00<text:tab/>................</text:p>
      <text:p text:style-name="P5"><text:span text:style-name="T11">CC 00 00 00</text:span><text:span text:style-name="T13"> </text:span><text:span text:style-name="T14">CA 01 00 00</text:span><text:span text:style-name="T13"> </text:span><text:span text:style-name="T17">98 00 00 00</text:span><text:span text:style-name="T13"> </text:span><text:span text:style-name="T18">C7 07 98 3E</text:span><text:span text:style-name="T13"><text:tab/></text:span><text:span text:style-name="T11">Ì...</text:span><text:span text:style-name="T13">Ê...</text:span><text:span text:style-name="T10">~...</text:span><text:span text:style-name="T13">Ç.˜</text:span><text:span text:style-name="T10">~</text:span><text:span text:style-name="T13">&gt;</text:span></text:p>
      <text:p text:style-name="P5"><text:span text:style-name="T13">...</text:span></text:p>
      <text:p text:style-name="P8">74 F5 C8 02 04 00 00 00 C7 07 98 3E 00 00 00 00</text:p>
      <text:p text:style-name="P8">21 E3 9F 61 01 00 00 00 FF 19 DA 81 03 00 00 00</text:p>
      <text:p text:style-name="P6"><text:span text:style-name="T19">16 20 B3 C1 02 00 00 00</text:span><text:span text:style-name="T13"> </text:span><text:span text:style-name="T20">63 30 31 2E 63 66 67 00</text:span></text:p>
      <text:p text:style-name="P3"/>
      <text:p text:style-name="P9">XBB file header</text:p>
      <text:p text:style-name="P10">Pointer to file entry</text:p>
      <text:p text:style-name="P11">Length of file entry</text:p>
      <text:p text:style-name="P18">Pointer to file name</text:p>
      <text:p text:style-name="P19">????</text:p>
      <text:p text:style-name="P19"/>
      <text:p text:style-name="P20">????</text:p>
      <text:p text:style-name="P21">Beginning of data</text:p>
      <text:p text:style-name="P7">PROGRESS 6,0,0;</text:p>
      <text:p text:style-name="P1"><text:span text:style-name="T1">DISPOSITION</text:span><text:span text:style-name="T2"> </text:span><text:span text:style-name="T3">101</text:span><text:span text:style-name="T2">, </text:span><text:span text:style-name="T4">176</text:span><text:span text:style-name="T2">, 0, </text:span><text:span text:style-name="T5">110.4, -1.1, 233.7, -0.72</text:span><text:span text:style-name="T2">, </text:span><text:span text:style-name="T7">300</text:span><text:span text:style-name="T2">, "", </text:span><text:span text:style-name="T8">0</text:span><text:span text:style-name="T2">, -1, 0, 0;</text:span></text:p>
      <text:p text:style-name="P2"/>
      <text:p text:style-name="P12">The value for the progress. The NPCs below will spawn if the progress value is met.</text:p>
      <text:p text:style-name="P13">A single NPC object.</text:p>
      <text:p text:style-name="P14">The event ID tied to this NPC?</text:p>
      <text:p text:style-name="P15">The character model of the NPC.</text:p>
      <text:p text:style-name="P16">The X, Y, and Z values for the NPC to spawn at, followed by a rotation value.</text:p>
      <text:p text:style-name="P17">“Wander” valu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03-26T22:39:36.122000000</dc:date>
    <meta:editing-duration>PT3H32M6S</meta:editing-duration>
    <meta:editing-cycles>10</meta:editing-cycles>
    <meta:document-statistic meta:table-count="0" meta:image-count="0" meta:object-count="0" meta:page-count="2" meta:paragraph-count="22" meta:word-count="188" meta:character-count="781" meta:non-whitespace-character-count="615"/>
  </office:meta>
</office:document-meta>
</file>